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officeooo:rsid="000cb5c9" officeooo:paragraph-rsid="000cb5c9" style:font-size-asian="14pt" style:font-size-complex="14pt"/>
    </style:style>
    <style:style style:name="P5" style:family="paragraph" style:parent-style-name="Standard" style:list-style-name="L1">
      <style:text-properties fo:font-size="14pt" officeooo:rsid="000ace89" officeooo:paragraph-rsid="000ace89" style:font-size-asian="14pt" style:font-size-complex="14pt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2.54cm" fo:margin-right="0cm" fo:text-indent="-0.635cm" style:auto-text-indent="false"/>
      <style:text-properties fo:font-size="12pt" style:text-underline-style="non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background-color="#ff0000" loext:char-shading-value="0" style:font-size-asian="12pt" style:font-size-complex="12pt"/>
    </style:style>
    <style:style style:name="T3" style:family="text">
      <style:text-properties fo:font-size="12pt" fo:background-color="#00ff00" loext:char-shading-value="0" style:font-size-asian="12pt" style:font-size-complex="12pt"/>
    </style:style>
    <style:style style:name="T4" style:family="text">
      <style:text-properties fo:font-size="12pt" fo:background-color="#ffffff" loext:char-shading-value="0" style:font-size-asian="12pt" style:font-size-complex="12pt"/>
    </style:style>
    <style:style style:name="T5" style:family="text">
      <style:text-properties fo:font-size="12pt" fo:background-color="#00ffff" loext:char-shading-value="0" style:font-size-asian="12pt" style:font-size-complex="12pt"/>
    </style:style>
    <style:style style:name="T6" style:family="text">
      <style:text-properties fo:font-size="12pt" fo:background-color="#ff9900" loext:char-shading-value="0" style:font-size-asian="12pt" style:font-size-complex="12pt"/>
    </style:style>
    <style:style style:name="T7" style:family="text">
      <style:text-properties fo:font-size="12pt" fo:background-color="#6d9eeb" loext:char-shading-value="0" style:font-size-asian="12pt" style:font-size-complex="12pt"/>
    </style:style>
    <style:style style:name="T8" style:family="text">
      <style:text-properties officeooo:rsid="000f95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ges :</text:p>
      <text:list xml:id="list887285576741046476" text:style-name="WWNum1">
        <text:list-item>
          <text:p text:style-name="P6"><text:span text:style-name="T1">accueil (gros) </text:span><text:span text:style-name="T2">Emerick</text:span></text:p>
        </text:list-item>
        <text:list-item>
          <text:p text:style-name="P6"><text:span text:style-name="T1">produit (gros) </text:span><text:span text:style-name="T6">Alexandre</text:span><text:span text:style-name="T1"> </text:span></text:p>
        </text:list-item>
        <text:list-item>
          <text:p text:style-name="P6"><text:span text:style-name="T1">contact (petit) </text:span><text:span text:style-name="T3">Marion</text:span></text:p>
        </text:list-item>
        <text:list-item>
          <text:p text:style-name="P6"><text:span text:style-name="T1">equipe (gros) </text:span><text:span text:style-name="T5">Fanny</text:span></text:p>
        </text:list-item>
        <text:list-item>
          <text:p text:style-name="P6"><text:span text:style-name="T1">presse (petit) </text:span><text:span text:style-name="T3">Marion</text:span><text:span text:style-name="T1"> </text:span></text:p>
        </text:list-item>
        <text:list-item>
          <text:p text:style-name="P7">nous rejoindre (très gros)</text:p>
          <text:list>
            <text:list-item>
              <text:p text:style-name="P11"><text:span text:style-name="T1">metier 1 </text:span><text:span text:style-name="T3">Marion</text:span></text:p>
            </text:list-item>
            <text:list-item>
              <text:p text:style-name="P11"><text:span text:style-name="T1">metier 2 </text:span><text:span text:style-name="T6">Alexandre</text:span></text:p>
            </text:list-item>
            <text:list-item>
              <text:p text:style-name="P11"><text:span text:style-name="T1">metier 3 </text:span><text:span text:style-name="T5">Fanny</text:span></text:p>
            </text:list-item>
          </text:list>
        </text:list-item>
        <text:list-item>
          <text:p text:style-name="P6"><text:span text:style-name="T1">faq ( moyen, dépend des infos) </text:span><text:span text:style-name="T2">Emerick</text:span></text:p>
        </text:list-item>
      </text:list>
      <text:p text:style-name="P1"/>
      <text:p text:style-name="P1">CSS :</text:p>
      <text:list xml:id="list578057238939228861" text:style-name="WWNum3">
        <text:list-item>
          <text:p text:style-name="P8">Générale :</text:p>
          <text:list>
            <text:list-item>
              <text:p text:style-name="P12"/>
            </text:list-item>
          </text:list>
        </text:list-item>
        <text:list-item>
          <text:p text:style-name="P8">Accueil :</text:p>
          <text:list>
            <text:list-item>
              <text:p text:style-name="P12"/>
            </text:list-item>
          </text:list>
        </text:list-item>
        <text:list-item>
          <text:p text:style-name="P8">Contact : </text:p>
          <text:list>
            <text:list-item>
              <text:p text:style-name="P12"/>
            </text:list-item>
          </text:list>
        </text:list-item>
        <text:list-item>
          <text:p text:style-name="P8">Equipe : </text:p>
          <text:list>
            <text:list-item>
              <text:p text:style-name="P12"/>
            </text:list-item>
          </text:list>
        </text:list-item>
        <text:list-item>
          <text:p text:style-name="P8">Presse : </text:p>
          <text:list>
            <text:list-item>
              <text:p text:style-name="P12"/>
            </text:list-item>
          </text:list>
        </text:list-item>
        <text:list-item>
          <text:p text:style-name="P8">Nous rejoindre :</text:p>
          <text:list>
            <text:list-item>
              <text:p text:style-name="P12"/>
            </text:list-item>
          </text:list>
        </text:list-item>
        <text:list-item>
          <text:p text:style-name="P8">Métiers nous rejoindre :</text:p>
          <text:list>
            <text:list-item>
              <text:p text:style-name="P12"/>
            </text:list-item>
          </text:list>
        </text:list-item>
        <text:list-item>
          <text:p text:style-name="P8">FAQ :</text:p>
        </text:list-item>
      </text:list>
      <text:p text:style-name="P2"/>
      <text:p text:style-name="P1">Entreprise :</text:p>
      <text:list xml:id="list4657518042791358980" text:style-name="WWNum2">
        <text:list-item>
          <text:p text:style-name="P9">Nom : Dysprokope Technologies</text:p>
        </text:list-item>
        <text:list-item>
          <text:p text:style-name="P10"><text:span text:style-name="T1">Équipe : </text:span><text:span text:style-name="T7">à remplir</text:span></text:p>
        </text:list-item>
        <text:list-item>
          <text:p text:style-name="P9">Slogan : “Le progrès pour un monde meilleur”</text:p>
        </text:list-item>
        <text:list-item>
          <text:p text:style-name="P10"><text:span text:style-name="T1">Fiches d’offre de l’entreprise : </text:span><text:span text:style-name="T7">à remplir</text:span></text:p>
        </text:list-item>
        <text:list-item>
          <text:p text:style-name="P9">FAQ : a remplir sur la page faq</text:p>
        </text:list-item>
        <text:list-item>
          <text:p text:style-name="P9">Produit : Puce de Black Mirror (contrôle parental cf. s04e02 Arkangel)</text:p>
        </text:list-item>
      </text:list>
      <text:p text:style-name="P2"/>
      <text:p text:style-name="P1">Divers :</text:p>
      <text:list xml:id="list5192943719437487661" text:style-name="L1">
        <text:list-item>
          <text:p text:style-name="P4">Les fichier css sont dans le fichier css</text:p>
          <text:p text:style-name="P5">Le fichier css pour tou<text:span text:style-name="T8">tes</text:span> les <text:span text:style-name="T8">page</text:span> se nomme <text:span text:style-name="T8">commun</text:span>.css</text:p>
          <text:p text:style-name="P5">Les fichiers css pour une page en particulier doit se nommer NomDeLaPage.css</text:p>
        </text:list-item>
        <text:list-item>
          <text:p text:style-name="P4"><text:soft-page-break/>Les images sont dans le fichier images</text:p>
        </text:list-item>
        <text:list-item>
          <text:p text:style-name="P4">Les polices pour le projet sont dans le dossier font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20-11-23T12:25:56.115000000</dc:date>
    <meta:editing-duration>PT14M25S</meta:editing-duration>
    <meta:editing-cycles>4</meta:editing-cycles>
    <meta:document-statistic meta:table-count="0" meta:image-count="0" meta:object-count="0" meta:page-count="2" meta:paragraph-count="40" meta:word-count="187" meta:character-count="877" meta:non-whitespace-character-count="754"/>
  </office:meta>
</office:document-meta>
</file>